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Arial" svg:font-family="Arial" style:font-family-generic="swiss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思源黑体 CN" svg:font-family="'思源黑体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7cm" svg:stroke-color="#0000ff" draw:stroke-linejoin="round" svg:stroke-linecap="butt" draw:fill="none" fo:padding-top="0.018cm" fo:padding-bottom="0.018cm" fo:padding-left="0.018cm" fo:padding-right="0.018cm"/>
    </style:style>
    <style:style style:name="gr2" style:family="graphic" style:parent-style-name="standard">
      <style:graphic-properties draw:stroke="dash" draw:stroke-dash="stroke-dash26" svg:stroke-width="0.037cm" svg:stroke-color="#000000" draw:stroke-linejoin="round" svg:stroke-linecap="butt" draw:fill="none" fo:padding-top="0.018cm" fo:padding-bottom="0.018cm" fo:padding-left="0.018cm" fo:padding-right="0.018cm"/>
    </style:style>
    <style:style style:name="gr3" style:family="graphic" style:parent-style-name="standard">
      <style:graphic-properties draw:stroke="dash" draw:stroke-dash="stroke-dash29" svg:stroke-width="0.1cm" svg:stroke-color="#ff0000" draw:marker-start-width="0.384cm" draw:marker-end-width="0.384cm" draw:stroke-linejoin="round" svg:stroke-linecap="butt" draw:fill="none" fo:padding-top="0.049cm" fo:padding-bottom="0.049cm" fo:padding-left="0.049cm" fo:padding-right="0.049cm"/>
    </style:style>
    <style:style style:name="gr4" style:family="graphic" style:parent-style-name="standard">
      <style:graphic-properties draw:stroke="none" draw:fill="solid" draw:fill-color="#cccccc"/>
    </style:style>
    <style:style style:name="gr5" style:family="graphic" style:parent-style-name="standard">
      <style:graphic-properties draw:stroke="solid" svg:stroke-width="0.037cm" svg:stroke-color="#000000" draw:stroke-linejoin="round" svg:stroke-linecap="square" draw:fill="none" fo:padding-top="0.018cm" fo:padding-bottom="0.018cm" fo:padding-left="0.018cm" fo:padding-right="0.018cm"/>
    </style:style>
    <style:style style:name="gr6" style:family="graphic" style:parent-style-name="standard">
      <style:graphic-properties draw:stroke="solid" svg:stroke-width="0.037cm" svg:stroke-color="#000000" draw:stroke-linejoin="round" svg:stroke-linecap="butt" draw:fill="none" fo:padding-top="0.018cm" fo:padding-bottom="0.018cm" fo:padding-left="0.018cm" fo:padding-right="0.01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4.44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0.422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07cm" fo:min-width="0.83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3.00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8cm" fo:min-width="2.161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4cm" fo:min-width="0cm"/>
    </style:style>
    <style:style style:name="P1" style:family="paragraph">
      <loext:graphic-properties draw:fill="none"/>
      <style:text-properties style:font-name="Arial"/>
    </style:style>
    <style:style style:name="P2" style:family="paragraph">
      <loext:graphic-properties draw:fill="solid" draw:fill-color="#cccccc"/>
      <style:text-properties style:font-name="Arial"/>
    </style:style>
    <style:style style:name="P3" style:family="paragraph">
      <style:paragraph-properties fo:text-align="start" style:writing-mode="lr-tb"/>
      <style:text-properties style:font-name="Arial"/>
    </style:style>
    <style:style style:name="P4" style:family="paragraph">
      <loext:graphic-properties draw:fill="none"/>
      <style:paragraph-properties fo:text-align="start" style:writing-mode="lr-tb"/>
      <style:text-properties style:font-name="Arial" fo:font-size="12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style:font-name="Arial" fo:font-size="14pt" style:font-size-asian="14pt" style:font-size-complex="14pt"/>
    </style:style>
    <style:style style:name="P6" style:family="paragraph">
      <style:text-properties style:font-name="Arial"/>
    </style:style>
    <style:style style:name="P7" style:family="paragraph">
      <loext:graphic-properties draw:fill="none" draw:fill-color="#ffffff"/>
      <style:text-properties style:font-name="Arial" fo:font-size="7.5pt" style:font-size-asian="7.5pt" style:font-size-complex="7.5pt"/>
    </style:style>
    <style:style style:name="T1" style:family="text">
      <style:text-properties fo:color="#000000" fo:font-size="12pt" style:font-size-asian="12pt" style:font-name-complex="Helvetica" style:font-size-complex="12pt"/>
    </style:style>
    <style:style style:name="T2" style:family="text">
      <style:text-properties fo:color="#000000" fo:font-size="14pt" style:font-size-asian="14pt" style:font-name-complex="Helvetica" style:font-size-complex="14pt"/>
    </style:style>
    <style:style style:name="T3" style:family="text">
      <style:text-properties fo:font-size="7.5pt" style:font-size-asian="7.5pt" style:font-size-complex="7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line draw:style-name="gr1" draw:text-style-name="P1" draw:layer="layout" svg:width="5.521cm" svg:height="4.856cm" svg:x="2.338cm" svg:y="0.885cm" svg:viewBox="0 0 5522 4857" draw:points="0,4857 503,4857 1005,4857 2511,4857 3013,4857 4016,4857 5522,0">
          <text:p/>
        </draw:polyline>
        <draw:polyline draw:style-name="gr2" draw:text-style-name="P1" draw:layer="layout" svg:width="5.521cm" svg:height="4.856cm" svg:x="2.338cm" svg:y="0.885cm" svg:viewBox="0 0 5522 4857" draw:points="0,4857 443,4857 664,4857 884,4857 1768,4857 1989,3470 2872,2776 4197,694 5302,0 5522,0">
          <text:p/>
        </draw:polyline>
        <draw:polyline draw:style-name="gr3" draw:text-style-name="P1" draw:layer="layout" svg:width="5.521cm" svg:height="4.856cm" svg:x="2.338cm" svg:y="0.885cm" svg:viewBox="0 0 5522 4857" draw:points="0,4857 394,4857 790,4857 1184,4857 1184,3238 1973,2429 4339,0 5128,0 5522,0">
          <text:p/>
        </draw:polyline>
        <draw:polygon draw:style-name="gr4" draw:text-style-name="P2" draw:layer="layout" svg:width="6.074cm" svg:height="0.398cm" svg:x="2.062cm" svg:y="0.245cm" svg:viewBox="0 0 6075 399" draw:points="0,399 6075,399 6075,0 0,0">
          <text:p/>
        </draw:polygon>
        <draw:line draw:style-name="gr5" draw:text-style-name="P1" draw:layer="layout" svg:x1="2.062cm" svg:y1="5.984cm" svg:x2="8.136cm" svg:y2="5.984cm">
          <text:p/>
        </draw:line>
        <draw:line draw:style-name="gr6" draw:text-style-name="P1" draw:layer="layout" svg:x1="2.338cm" svg:y1="6.107cm" svg:x2="2.338cm" svg:y2="5.984cm">
          <text:p/>
        </draw:line>
        <draw:line draw:style-name="gr6" draw:text-style-name="P1" draw:layer="layout" svg:x1="3.718cm" svg:y1="6.107cm" svg:x2="3.718cm" svg:y2="5.984cm">
          <text:p/>
        </draw:line>
        <draw:line draw:style-name="gr6" draw:text-style-name="P1" draw:layer="layout" svg:x1="5.099cm" svg:y1="6.107cm" svg:x2="5.099cm" svg:y2="5.984cm">
          <text:p/>
        </draw:line>
        <draw:line draw:style-name="gr6" draw:text-style-name="P1" draw:layer="layout" svg:x1="6.479cm" svg:y1="6.107cm" svg:x2="6.479cm" svg:y2="5.984cm">
          <text:p/>
        </draw:line>
        <draw:line draw:style-name="gr6" draw:text-style-name="P1" draw:layer="layout" svg:x1="7.859cm" svg:y1="6.107cm" svg:x2="7.859cm" svg:y2="5.984cm">
          <text:p/>
        </draw:line>
        <draw:frame draw:style-name="gr7" draw:text-style-name="P4" draw:layer="layout" svg:width="4.447cm" svg:height="0.607cm" svg:x="2.886cm" svg:y="0.211cm">
          <draw:text-box>
            <text:p text:style-name="P3"><text:span text:style-name="T1">Rizvi 2018 non−smoker</text:span></text:p>
          </draw:text-box>
        </draw:frame>
        <draw:frame draw:style-name="gr8" draw:text-style-name="P4" draw:layer="layout" svg:width="0.422cm" svg:height="0.607cm" svg:x="2.227cm" svg:y="6.131cm">
          <draw:text-box>
            <text:p text:style-name="P3"><text:span text:style-name="T1">0</text:span></text:p>
          </draw:text-box>
        </draw:frame>
        <draw:frame draw:style-name="gr9" draw:text-style-name="P4" draw:layer="layout" svg:width="0.832cm" svg:height="0.607cm" svg:x="3.307cm" svg:y="6.131cm">
          <draw:text-box>
            <text:p text:style-name="P3"><text:span text:style-name="T1">0.25</text:span></text:p>
          </draw:text-box>
        </draw:frame>
        <draw:frame draw:style-name="gr9" draw:text-style-name="P4" draw:layer="layout" svg:width="0.832cm" svg:height="0.607cm" svg:x="4.687cm" svg:y="6.131cm">
          <draw:text-box>
            <text:p text:style-name="P3"><text:span text:style-name="T1">0.50</text:span></text:p>
          </draw:text-box>
        </draw:frame>
        <draw:frame draw:style-name="gr9" draw:text-style-name="P4" draw:layer="layout" svg:width="0.832cm" svg:height="0.607cm" svg:x="6.068cm" svg:y="6.131cm">
          <draw:text-box>
            <text:p text:style-name="P3"><text:span text:style-name="T1">0.75</text:span></text:p>
          </draw:text-box>
        </draw:frame>
        <draw:line draw:style-name="gr5" draw:text-style-name="P1" draw:layer="layout" svg:x1="2.062cm" svg:y1="5.984cm" svg:x2="2.062cm" svg:y2="0.643cm">
          <text:p/>
        </draw:line>
        <draw:frame draw:style-name="gr8" draw:text-style-name="P4" draw:layer="layout" svg:width="0.422cm" svg:height="0.607cm" svg:x="7.748cm" svg:y="6.131cm">
          <draw:text-box>
            <text:p text:style-name="P3"><text:span text:style-name="T1">1</text:span></text:p>
          </draw:text-box>
        </draw:frame>
        <draw:frame draw:style-name="gr9" draw:text-style-name="P4" draw:layer="layout" svg:width="0.832cm" svg:height="0.607cm" svg:x="1.01cm" svg:y="5.508cm">
          <draw:text-box>
            <text:p text:style-name="P3"><text:span text:style-name="T1">0.00</text:span></text:p>
          </draw:text-box>
        </draw:frame>
        <draw:frame draw:style-name="gr9" draw:text-style-name="P4" draw:layer="layout" svg:width="0.832cm" svg:height="0.607cm" svg:x="1.01cm" svg:y="4.294cm">
          <draw:text-box>
            <text:p text:style-name="P3"><text:span text:style-name="T1">0.25</text:span></text:p>
          </draw:text-box>
        </draw:frame>
        <draw:frame draw:style-name="gr9" draw:text-style-name="P4" draw:layer="layout" svg:width="0.832cm" svg:height="0.607cm" svg:x="1.01cm" svg:y="3.08cm">
          <draw:text-box>
            <text:p text:style-name="P3"><text:span text:style-name="T1">0.50</text:span></text:p>
          </draw:text-box>
        </draw:frame>
        <draw:frame draw:style-name="gr9" draw:text-style-name="P4" draw:layer="layout" svg:width="0.832cm" svg:height="0.607cm" svg:x="1.01cm" svg:y="1.866cm">
          <draw:text-box>
            <text:p text:style-name="P3"><text:span text:style-name="T1">0.75</text:span></text:p>
          </draw:text-box>
        </draw:frame>
        <draw:line draw:style-name="gr6" draw:text-style-name="P1" draw:layer="layout" svg:x1="1.939cm" svg:y1="5.741cm" svg:x2="2.062cm" svg:y2="5.741cm">
          <text:p/>
        </draw:line>
        <draw:line draw:style-name="gr6" draw:text-style-name="P1" draw:layer="layout" svg:x1="1.939cm" svg:y1="4.527cm" svg:x2="2.062cm" svg:y2="4.527cm">
          <text:p/>
        </draw:line>
        <draw:line draw:style-name="gr6" draw:text-style-name="P1" draw:layer="layout" svg:x1="1.939cm" svg:y1="3.313cm" svg:x2="2.062cm" svg:y2="3.313cm">
          <text:p/>
        </draw:line>
        <draw:line draw:style-name="gr6" draw:text-style-name="P1" draw:layer="layout" svg:x1="1.939cm" svg:y1="2.099cm" svg:x2="2.062cm" svg:y2="2.099cm">
          <text:p/>
        </draw:line>
        <draw:line draw:style-name="gr6" draw:text-style-name="P1" draw:layer="layout" svg:x1="1.939cm" svg:y1="0.885cm" svg:x2="2.062cm" svg:y2="0.885cm">
          <text:p/>
        </draw:line>
        <draw:frame draw:style-name="gr9" draw:text-style-name="P4" draw:layer="layout" svg:width="0.832cm" svg:height="0.607cm" svg:x="1.01cm" svg:y="0.652cm">
          <draw:text-box>
            <text:p text:style-name="P3"><text:span text:style-name="T1">1.00</text:span></text:p>
          </draw:text-box>
        </draw:frame>
        <draw:frame draw:style-name="gr10" draw:text-style-name="P5" draw:layer="layout" svg:width="3.003cm" svg:height="0.708cm" svg:x="3.61cm" svg:y="6.655cm">
          <draw:text-box>
            <text:p text:style-name="P3"><text:span text:style-name="T2">1 − specificity</text:span></text:p>
          </draw:text-box>
        </draw:frame>
        <draw:frame draw:style-name="gr11" draw:text-style-name="P5" draw:layer="layout" svg:width="2.161cm" svg:height="0.708cm" draw:transform="rotate (1.5707963267949) translate (0.185cm 4.384cm)">
          <draw:text-box>
            <text:p text:style-name="P3"><text:span text:style-name="T2">sensitivity</text:span></text:p>
          </draw:text-box>
        </draw:frame>
        <draw:frame draw:style-name="gr12" draw:text-style-name="P7" draw:layer="layout" svg:width="2.6cm" svg:height="1.144cm" svg:x="2.3cm" svg:y="1cm">
          <draw:text-box>
            <text:p text:style-name="P6"><text:span text:style-name="T3">Female AUC=0.595</text:span></text:p>
            <text:p text:style-name="P6"><text:span text:style-name="T3">ALL AUC=0.443</text:span></text:p>
            <text:p text:style-name="P6"><text:span text:style-name="T3">Male AUC=0.13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Arial" svg:font-family="Arial" style:font-family-generic="swiss"/>
    <style:font-face style:name="Helvetica1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思源黑体 CN" svg:font-family="'思源黑体 CN'" style:font-family-generic="system" style:font-pitch="variable"/>
  </office:font-face-decls>
  <office:styles>
    <draw:gradient draw:name="红色填充" draw:style="linear" draw:start-color="#ff6d6d" draw:end-color="#c9211e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stroke-dash26" draw:style="rect" draw:dots1="1" draw:dots1-length="0.075cm" draw:distance="0.075cm"/>
    <draw:stroke-dash draw:name="stroke-dash29" draw:style="rect" draw:dots1="1" draw:dots1-length="0.15cm" draw:distance="0.07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蓝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红色填充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黄色填充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.1cm" fo:margin-bottom="1cm" fo:margin-left="0.1cm" fo:margin-right="0.1cm" fo:page-width="8.36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3-05T13:01:08.397337853</dc:date>
    <dc:creator>Wang Shixiang</dc:creator>
    <meta:editing-duration>PT35S</meta:editing-duration>
    <meta:editing-cycles>2</meta:editing-cycles>
    <meta:generator>LibreOffice/6.1.4.2$Linux_X86_64 LibreOffice_project/9d0f32d1f0b509096fd65e0d4bec26ddd1938fd3</meta:generator>
    <meta:document-statistic meta:object-count="30"/>
  </office:meta>
</office:document-meta>
</file>